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Inter" svg:font-family="Inter"/>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start" style:justify-single-word="false">
        <style:tab-stops>
          <style:tab-stop style:position="0.173cm"/>
          <style:tab-stop style:position="1.771cm"/>
        </style:tab-stops>
      </style:paragraph-properties>
      <style:text-properties style:font-name="Lato" officeooo:rsid="00090d22" officeooo:paragraph-rsid="00090d22"/>
    </style:style>
    <style:style style:name="P2" style:family="paragraph" style:parent-style-name="Standard">
      <style:paragraph-properties fo:text-align="center" style:justify-single-word="false">
        <style:tab-stops>
          <style:tab-stop style:position="0.173cm"/>
          <style:tab-stop style:position="1.771cm"/>
        </style:tab-stops>
      </style:paragraph-properties>
      <style:text-properties style:font-name="Lato" officeooo:rsid="00090d22" officeooo:paragraph-rsid="00090d22"/>
    </style:style>
    <style:style style:name="P3" style:family="paragraph" style:parent-style-name="Text_20_body">
      <style:paragraph-properties fo:text-align="start" style:justify-single-word="false" fo:break-before="page">
        <style:tab-stops>
          <style:tab-stop style:position="0.173cm"/>
          <style:tab-stop style:position="1.771cm"/>
        </style:tab-stops>
      </style:paragraph-properties>
      <style:text-properties style:font-name="Lato" officeooo:rsid="00090d22" officeooo:paragraph-rsid="00090d22"/>
    </style:style>
    <style:style style:name="P4" style:family="paragraph" style:parent-style-name="Text_20_body">
      <style:paragraph-properties>
        <style:tab-stops>
          <style:tab-stop style:position="0.173cm"/>
          <style:tab-stop style:position="1.771cm"/>
        </style:tab-stops>
      </style:paragraph-properties>
      <style:text-properties style:font-name="Inter" fo:font-size="16pt" fo:font-weight="normal" officeooo:rsid="00090d22" style:font-size-asian="16pt" style:font-weight-asian="normal" style:font-size-complex="16pt" style:font-weight-complex="normal"/>
    </style:style>
    <style:style style:name="P5" style:family="paragraph" style:parent-style-name="Text_20_body">
      <style:paragraph-properties fo:text-align="start" style:justify-single-word="false">
        <style:tab-stops>
          <style:tab-stop style:position="0.173cm"/>
          <style:tab-stop style:position="1.771cm"/>
        </style:tab-stops>
      </style:paragraph-properties>
      <style:text-properties style:font-name="Lato" officeooo:rsid="00090d22" officeooo:paragraph-rsid="00090d22"/>
    </style:style>
    <style:style style:name="P6" style:family="paragraph" style:parent-style-name="Text_20_body">
      <style:paragraph-properties fo:text-align="start" style:justify-single-word="false" fo:break-before="page">
        <style:tab-stops>
          <style:tab-stop style:position="0.173cm"/>
          <style:tab-stop style:position="1.771cm"/>
        </style:tab-stops>
      </style:paragraph-properties>
      <style:text-properties style:font-name="Lato" fo:font-size="18pt" fo:font-weight="bold" officeooo:rsid="000a7371" officeooo:paragraph-rsid="000a7371" style:font-size-asian="18pt" style:font-weight-asian="bold" style:font-size-complex="18pt" style:font-weight-complex="bold"/>
    </style:style>
    <style:style style:name="P7" style:family="paragraph" style:parent-style-name="Text_20_body" style:list-style-name="L1">
      <style:paragraph-properties fo:text-align="start" style:justify-single-word="false">
        <style:tab-stops>
          <style:tab-stop style:position="0.173cm"/>
          <style:tab-stop style:position="1.771cm"/>
        </style:tab-stops>
      </style:paragraph-properties>
      <style:text-properties officeooo:paragraph-rsid="000a7371"/>
    </style:style>
    <style:style style:name="P8" style:family="paragraph" style:parent-style-name="Text_20_body" style:list-style-name="L2">
      <style:paragraph-properties>
        <style:tab-stops>
          <style:tab-stop style:position="0.173cm"/>
          <style:tab-stop style:position="1.771cm"/>
        </style:tab-stops>
      </style:paragraph-properties>
      <style:text-properties style:font-name="Lato" fo:font-size="13pt" officeooo:rsid="000a7371" style:font-size-asian="13pt" style:font-size-complex="13pt"/>
    </style:style>
    <style:style style:name="P9" style:family="paragraph" style:parent-style-name="Text_20_body">
      <style:paragraph-properties>
        <style:tab-stops>
          <style:tab-stop style:position="0.173cm"/>
          <style:tab-stop style:position="1.771cm"/>
        </style:tab-stops>
      </style:paragraph-properties>
      <style:text-properties style:font-name="Inter" fo:font-size="16pt" officeooo:rsid="000a7371" style:font-size-asian="16pt" style:font-size-complex="16pt"/>
    </style:style>
    <style:style style:name="P10" style:family="paragraph" style:parent-style-name="Text_20_body">
      <style:paragraph-properties fo:text-align="start" style:justify-single-word="false">
        <style:tab-stops>
          <style:tab-stop style:position="0.173cm"/>
          <style:tab-stop style:position="1.771cm"/>
        </style:tab-stops>
      </style:paragraph-properties>
      <style:text-properties style:font-name="Lato" fo:font-size="16pt" officeooo:rsid="000a7371" officeooo:paragraph-rsid="000a7371" style:font-size-asian="14pt" style:font-size-complex="16pt"/>
    </style:style>
    <style:style style:name="P11" style:family="paragraph" style:parent-style-name="Text_20_body" style:list-style-name="L3">
      <style:paragraph-properties>
        <style:tab-stops>
          <style:tab-stop style:position="0.173cm"/>
          <style:tab-stop style:position="1.771cm"/>
        </style:tab-stops>
      </style:paragraph-properties>
      <style:text-properties style:font-name="Inter" fo:font-size="16pt" officeooo:rsid="00090d22" style:font-size-asian="16pt" style:font-size-complex="16pt"/>
    </style:style>
    <style:style style:name="P12" style:family="paragraph" style:parent-style-name="Text_20_body" style:list-style-name="L3">
      <style:paragraph-properties>
        <style:tab-stops>
          <style:tab-stop style:position="0.173cm"/>
          <style:tab-stop style:position="1.771cm"/>
        </style:tab-stops>
      </style:paragraph-properties>
      <style:text-properties style:font-name="Inter" fo:font-size="16pt" fo:font-weight="normal" officeooo:rsid="00090d22" style:font-size-asian="16pt" style:font-weight-asian="normal" style:font-size-complex="16pt" style:font-weight-complex="normal"/>
    </style:style>
    <style:style style:name="T1" style:family="text">
      <style:text-properties style:font-name="Inter" fo:font-size="28pt" style:font-size-asian="28pt" style:font-size-complex="28pt"/>
    </style:style>
    <style:style style:name="T2" style:family="text">
      <style:text-properties style:font-name="Inter" fo:font-size="28pt" officeooo:rsid="00096f31" style:font-size-asian="28pt" style:font-size-complex="28pt"/>
    </style:style>
    <style:style style:name="T3" style:family="text">
      <style:text-properties style:font-name="Inter" fo:font-size="18pt" style:font-size-asian="18pt" style:font-size-complex="18pt"/>
    </style:style>
    <style:style style:name="T4" style:family="text">
      <style:text-properties style:font-name="Inter" fo:font-size="18pt" fo:font-weight="bold" style:font-size-asian="18pt" style:font-weight-asian="bold" style:font-size-complex="18pt" style:font-weight-complex="bold"/>
    </style:style>
    <style:style style:name="T5" style:family="text">
      <style:text-properties style:font-name="Inter" fo:font-size="16pt" fo:font-weight="normal" style:font-size-asian="16pt" style:font-weight-asian="normal" style:font-size-complex="16pt" style:font-weight-complex="normal"/>
    </style:style>
    <style:style style:name="T6" style:family="text">
      <style:text-properties style:font-name="Inter" fo:font-size="16pt" fo:font-weight="bold" style:font-size-asian="16pt" style:font-weight-asian="bold" style:font-size-complex="16pt" style:font-weight-complex="bold"/>
    </style:style>
    <style:style style:name="T7" style:family="text">
      <style:text-properties style:font-name="Inter" fo:font-size="16pt" style:font-size-asian="16pt" style:font-size-complex="16pt"/>
    </style:style>
    <style:style style:name="T8" style:family="text">
      <style:text-properties fo:font-weight="normal" style:font-weight-asian="normal" style:font-weight-complex="normal"/>
    </style:style>
    <style:style style:name="T9" style:family="text">
      <style:text-properties fo:font-weight="normal" officeooo:rsid="00097313" style:font-weight-asian="normal" style:font-weight-complex="normal"/>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1"><text:span text:style-name="Strong_20_Emphasis"><text:span text:style-name="T1"/></text:span></text:p>
      <text:p text:style-name="P2"><text:span text:style-name="Strong_20_Emphasis"><text:span text:style-name="T1">Prescripto.ai: Abstract </text:span></text:span><text:span text:style-name="Strong_20_Emphasis"><text:span text:style-name="T2">Idea</text:span></text:span><text:span text:style-name="Strong_20_Emphasis"><text:span text:style-name="T1"> &amp; Concept</text:span></text:span></text:p>
      <text:p text:style-name="P2"><text:span text:style-name="Strong_20_Emphasis"><text:span text:style-name="T1"/></text:span></text:p>
      <text:p text:style-name="P1"><text:span text:style-name="Strong_20_Emphasis"><text:span text:style-name="T1"/></text:span></text:p>
      <text:p text:style-name="P3"><text:span text:style-name="Strong_20_Emphasis"><text:span text:style-name="T3">Project Title</text:span></text:span></text:p>
      <text:p text:style-name="P4">Prescripto.ai</text:p>
      <text:p text:style-name="P4"/>
      <text:p text:style-name="P5"><text:span text:style-name="Strong_20_Emphasis"><text:span text:style-name="T3">Problem Statement</text:span></text:span></text:p>
      <text:p text:style-name="P4">Managing multiple medical prescriptions can be a complex and often stressful task for individuals and their caregivers. This complexity can lead to missed doses, confusion regarding medication purposes and timings, potential for adverse drug interactions, and a general lack of accessible, clear information. Furthermore, for common, minor ailments, individuals often seek quick, reliable initial guidance on self-care or over-the-counter (OTC) options but lack an accessible, AI-guided starting point that also responsibly directs them to professional medical advice when necessary.</text:p>
      <text:p text:style-name="P1"><text:span text:style-name="Strong_20_Emphasis"><text:span text:style-name="T3">Solution Overview</text:span></text:span><text:span text:style-name="Strong_20_Emphasis"><text:span text:style-name="T4"> </text:span></text:span></text:p>
      <text:p text:style-name="P1"><text:span text:style-name="Strong_20_Emphasis"><text:span text:style-name="T4"/></text:span></text:p>
      <text:p text:style-name="P5"><text:span text:style-name="Strong_20_Emphasis"><text:span text:style-name="T5">Prescripto.ai is envisioned as an innovative, AI-powered React component, meticulously designed to align with the Empire UI track's emphasis on integrating AI to enhance interactivity and developing components that highlight unique, accessible, and user-first UX. This component, built using Tailwind CSS for styling and leveraging Radix UI primitives for foundational accessibility, aims to simplify medication management and offer preliminary guidance for minor health concerns. It is designed to be a reusable and customizable element for broader health applications.</text:span></text:span></text:p>
      <text:p text:style-name="P6">Key Features</text:p>
      <text:list text:style-name="L1">
        <text:list-item>
          <text:p text:style-name="P7"><text:span text:style-name="Strong_20_Emphasis"><text:span text:style-name="T6">AI-Powered Prescription Input &amp; Management:</text:span></text:span></text:p>
        </text:list-item>
      </text:list>
      <text:list text:style-name="L2">
        <text:list-item>
          <text:list>
            <text:list-item>
              <text:p text:style-name="P8"><text:span text:style-name="Strong_20_Emphasis"><text:span text:style-name="T7">Smart Input:</text:span></text:span><text:span text:style-name="T7"> AI parses natural language for medication details, suggests common dosages/forms, and provides AI-generated medication summaries.</text:span></text:p>
            </text:list-item>
            <text:list-item>
              <text:p text:style-name="P8"><text:span text:style-name="Strong_20_Emphasis"><text:span text:style-name="T7">Intuitive UX:</text:span></text:span><text:span text:style-name="T7"> Features a clear visual hierarchy, easy editing, distinct medication type cues, and responsive design via Tailwind CSS.</text:span></text:p>
            </text:list-item>
          </text:list>
        </text:list-item>
        <text:list-item>
          <text:p text:style-name="P8"><text:span text:style-name="Strong_20_Emphasis"><text:span text:style-name="T7">Interactive Medication Schedule &amp; Reminders:</text:span></text:span></text:p>
          <text:list>
            <text:list-item>
              <text:p text:style-name="P8"><text:span text:style-name="Strong_20_Emphasis"><text:span text:style-name="T7">Intelligent Scheduling:</text:span></text:span><text:span text:style-name="T7"> AI suggests optimal reminder times for a visual daily/weekly medication calendar.</text:span></text:p>
            </text:list-item>
            <text:list-item>
              <text:p text:style-name="P8"><text:span text:style-name="Strong_20_Emphasis"><text:span text:style-name="T7">Accessible UX:</text:span></text:span><text:span text:style-name="T7"> Offers customizable notifications, quick "taken/skip/snooze" actions, adherence feedback, and is built with Radix UI &amp; Tailwind CSS for accessibility (e.g., adjustable fonts, high-contrast).</text:span></text:p>
            </text:list-item>
          </text:list>
        </text:list-item>
        <text:list-item>
          <text:p text:style-name="P8"><text:span text:style-name="Strong_20_Emphasis"><text:span text:style-name="T7">Simplified Drug Interaction Checker:</text:span></text:span></text:p>
          <text:list>
            <text:list-item>
              <text:p text:style-name="P8"><text:span text:style-name="Strong_20_Emphasis"><text:span text:style-name="T7">AI Assistance:</text:span></text:span><text:span text:style-name="T7"> Checks for common drug interactions using a simplified database, providing clear, user-friendly warnings.</text:span></text:p>
            </text:list-item>
            <text:list-item>
              <text:p text:style-name="P8"><text:span text:style-name="Strong_20_Emphasis"><text:span text:style-name="T7">Safe UX:</text:span></text:span><text:span text:style-name="T7"> Emphasizes plain language explanations and strongly recommends professional consultation.</text:span></text:p>
            </text:list-item>
          </text:list>
        </text:list-item>
      </text:list>
      <text:p text:style-name="P9"/>
      <text:list text:continue-numbering="true" text:style-name="L2">
        <text:list-item>
          <text:p text:style-name="P8"><text:soft-page-break/><text:span text:style-name="Strong_20_Emphasis"><text:span text:style-name="T7">AI-Powered Minor Ailment Advisor:</text:span></text:span></text:p>
          <text:list>
            <text:list-item>
              <text:p text:style-name="P8"><text:span text:style-name="Strong_20_Emphasis"><text:span text:style-name="T7">Symptom-Based Guidance:</text:span></text:span><text:span text:style-name="T7"> AI identifies potential minor ailments from user input, suggesting general self-care tips and relevant OTC product categories.</text:span></text:p>
            </text:list-item>
            <text:list-item>
              <text:p text:style-name="P8"><text:span text:style-name="Strong_20_Emphasis"><text:span text:style-name="T7">Responsible UX:</text:span></text:span><text:span text:style-name="T7"> Delivers information via a conversational interface with </text:span><text:span text:style-name="Strong_20_Emphasis"><text:span text:style-name="T7">prominent, unavoidable disclaimers</text:span></text:span><text:span text:style-name="T7"> urging users to consult healthcare professionals for diagnosis and treatment.</text:span></text:p>
            </text:list-item>
          </text:list>
        </text:list-item>
      </text:list>
      <text:p text:style-name="P10"><text:span text:style-name="Strong_20_Emphasis"><text:span text:style-name="T7"/></text:span></text:p>
      <text:p text:style-name="P3"><text:span text:style-name="Strong_20_Emphasis"><text:span text:style-name="T3">Technology Stack</text:span></text:span><text:span text:style-name="T3"> </text:span></text:p>
      <text:p text:style-name="P5"><text:span text:style-name="Strong_20_Emphasis"><text:span text:style-name="T5">Frontend:</text:span></text:span></text:p>
      <text:list text:style-name="L3">
        <text:list-item>
          <text:list>
            <text:list-item>
              <text:p text:style-name="P11"><text:span text:style-name="Strong_20_Emphasis"><text:span text:style-name="T8">React:</text:span></text:span><text:span text:style-name="T8"> (Mandatory for the Empire UI Track)</text:span></text:p>
            </text:list-item>
            <text:list-item>
              <text:p text:style-name="P11"><text:span text:style-name="Strong_20_Emphasis"><text:span text:style-name="T8">TypeScript:</text:span></text:span><text:span text:style-name="T8"> (Recommended for type safety and better maintainability)</text:span></text:p>
            </text:list-item>
            <text:list-item>
              <text:p text:style-name="P11"><text:span text:style-name="Strong_20_Emphasis"><text:span text:style-name="T8">Styling: Tailwind CSS:</text:span></text:span><text:span text:style-name="T8"> This will be used for all custom styling, ensuring a utility-first approach for a responsive, customizable, and modern design consistent with the Empire UI ecosystem.</text:span></text:p>
            </text:list-item>
            <text:list-item>
              <text:p text:style-name="P11"><text:span text:style-name="Strong_20_Emphasis"><text:span text:style-name="T8">Accessibility Primitives: Radix UI:</text:span></text:span><text:span text:style-name="T8"> Unstyled, accessible UI primitives will be used as a foundation for building custom, accessible interactions within the component.</text:span></text:p>
            </text:list-item>
            <text:list-item>
              <text:p text:style-name="P11"><text:span text:style-name="Strong_20_Emphasis"><text:span text:style-name="T8">State Management:</text:span></text:span><text:span text:style-name="T8"> React Context API + useReducer, or a lightweight library like Zustand or Jotai for managing component state and communication with the backend.</text:span></text:p>
            </text:list-item>
          </text:list>
        </text:list-item>
        <text:list-item>
          <text:p text:style-name="P11"><text:span text:style-name="Strong_20_Emphasis"><text:span text:style-name="T8">AI &amp; Backend Integration:</text:span></text:span></text:p>
          <text:list>
            <text:list-item>
              <text:p text:style-name="P11"><text:span text:style-name="Strong_20_Emphasis"><text:span text:style-name="T8">AI Models &amp; APIs:</text:span></text:span></text:p>
              <text:list>
                <text:list-item>
                  <text:p text:style-name="P11"><text:span text:style-name="Strong_20_Emphasis"><text:span text:style-name="T8">Gemini API:</text:span></text:span><text:span text:style-name="T8"> Leveraged for advanced Natural Language Processing (NLP) tasks, such as parsing complex prescription details from user input, generating concise summaries for medications, and enhancing the conversational capabilities of the Minor Ailment Advisor.</text:span></text:p>
                </text:list-item>
                <text:list-item>
                  <text:p text:style-name="P11"><text:soft-page-break/><text:span text:style-name="Strong_20_Emphasis"><text:span text:style-name="T8">Custom Small AI Model(s):</text:span></text:span><text:span text:style-name="T8"> A dedicated small-scale AI model (potentially rule-based or a lightweight ML model) will be developed and hosted on the backend for specific tasks like initial prescription validation, dosage sanity checks, or refined drug interaction lookups based on our curated dataset.</text:span></text:p>
                </text:list-item>
              </text:list>
            </text:list-item>
            <text:list-item>
              <text:p text:style-name="P11"><text:span text:style-name="Strong_20_Emphasis"><text:span text:style-name="T8">Backend:</text:span></text:span></text:p>
              <text:list>
                <text:list-item>
                  <text:p text:style-name="P11"><text:span text:style-name="Strong_20_Emphasis"><text:span text:style-name="T8">Node.js with Express.js:</text:span></text:span><text:span text:style-name="T8"> A dedicated backend server built with Express.js will be developed. Its primary roles include:</text:span></text:p>
                  <text:list>
                    <text:list-item>
                      <text:p text:style-name="P12">Serving as an API endpoint for the React frontend component.</text:p>
                    </text:list-item>
                    <text:list-item>
                      <text:p text:style-name="P12">Managing and proxying requests to the Gemini API.</text:p>
                    </text:list-item>
                    <text:list-item>
                      <text:p text:style-name="P12">Hosting and running the custom small AI model for prescription-related tasks.</text:p>
                    </text:list-item>
                    <text:list-item>
                      <text:p text:style-name="P12">Handling business logic related to AI processing and data retrieval before sending results back to the component.</text:p>
                    </text:list-item>
                  </text:list>
                </text:list-item>
              </text:list>
            </text:list-item>
            <text:list-item>
              <text:p text:style-name="P11"><text:span text:style-name="Strong_20_Emphasis"><text:span text:style-name="T8">Client-Side AI Assistance (for UI Interactivity):</text:span></text:span></text:p>
              <text:list>
                <text:list-item>
                  <text:p text:style-name="P12">Basic input validation and pattern matching directly in the React component for immediate user feedback before backend calls</text:p>
                  <text:p text:style-name="P12"/>
                </text:list-item>
              </text:list>
            </text:list-item>
          </text:list>
        </text:list-item>
        <text:list-item>
          <text:p text:style-name="P11"><text:soft-page-break/><text:span text:style-name="Strong_20_Emphasis"><text:span text:style-name="T8">Data Management:</text:span></text:span></text:p>
          <text:list>
            <text:list-item>
              <text:p text:style-name="P11"><text:span text:style-name="Strong_20_Emphasis"><text:span text:style-name="T8">Curated Datasets:</text:span></text:span><text:span text:style-name="T8"> JSON files or simple data structures will store foundational drug information, interaction rules, and ailment guidance for use by both the backend AI models and client-side logic. </text:span><text:span text:style-name="T9">MongoDB will be used.</text:span></text:p>
              <text:p text:style-name="P11"><text:span text:style-name="Strong_20_Emphasis"><text:span text:style-name="T8"/></text:span></text:p>
            </text:list-item>
          </text:list>
        </text:list-item>
        <text:list-item>
          <text:p text:style-name="P11"><text:span text:style-name="Strong_20_Emphasis"><text:span text:style-name="T8">Development Tools:</text:span></text:span></text:p>
          <text:list>
            <text:list-item>
              <text:p text:style-name="P12">Vite or Create React App for frontend project setup and development server.</text:p>
            </text:list-item>
            <text:list-item>
              <text:p text:style-name="P12">ESLint and Prettier for code linting and formatting.</text:p>
            </text:list-item>
            <text:list-item>
              <text:p text:style-name="P12">Tools for backend development (e.g., Nodemon for Express.js).</text:p>
            </text:list-item>
          </text:list>
        </text:list-item>
      </text:list>
      <text:p text:style-name="P5"><text:span text:style-name="Strong_20_Emphasis"><text:span text:style-name="T5"/></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Inter" svg:font-family="Inter"/>
    <style:font-face style:name="Lato" svg:font-family="Lato"/>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fo:border="none" fo:padding="0.049cm" style:writing-mode="lr-tb" style:footnote-max-height="0cm" loext:margin-gutter="2.54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5-07T21:53:39.298368000</meta:creation-date>
    <dc:date>2025-05-07T22:44:17.424709800</dc:date>
    <meta:editing-duration>PT24M31S</meta:editing-duration>
    <meta:editing-cycles>3</meta:editing-cycles>
    <meta:generator>LibreOffice/25.2.2.2$Windows_X86_64 LibreOffice_project/7370d4be9e3cf6031a51beef54ff3bda878e3fac</meta:generator>
    <meta:print-date>2025-05-07T22:30:01.608760900</meta:print-date>
    <meta:printed-by>PDF files</meta:printed-by>
    <meta:document-statistic meta:table-count="0" meta:image-count="0" meta:object-count="0" meta:page-count="7" meta:paragraph-count="47" meta:word-count="698" meta:character-count="4890" meta:non-whitespace-character-count="4272"/>
  </office:meta>
</office:document-meta>
</file>